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ParserFactoryImpl.isXInclud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FactoryImpl.newSAXParserImp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XParserFactoryImpl.setSchema( Schema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FactoryImpl.getFeatur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AXParserFactoryImpl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FactoryImpl.setXIncludeAware(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ParserFactoryImpl.newSAXPar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XParserFactoryImpl.setFeature( String name , boolean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